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3.53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1.7453in"/>
    </style:style>
    <style:style style:name="co6" style:family="table-column">
      <style:table-column-properties fo:break-before="auto" style:column-width="1.7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SEC/LEC</text:p>
          </table:table-cell>
          <table:table-cell table:style-name="ce1" office:value-type="string" calcext:value-type="string">
            <text:p>Em. Start</text:p>
          </table:table-cell>
          <table:table-cell table:style-name="ce1" office:value-type="string" calcext:value-type="string">
            <text:p>Transfer Start</text:p>
          </table:table-cell>
          <table:table-cell table:style-name="ce1" office:value-type="string" calcext:value-type="string">
            <text:p>Data Start</text:p>
          </table:table-cell>
          <table:table-cell table:style-name="ce1" table:number-columns-repeated="1637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uperCDMS (1) 8” silicone gasket 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2/10/21 15:15</text:p>
          </table:table-cell>
          <table:table-cell office:value-type="string" calcext:value-type="string">
            <text:p>02/23/21 16:02</text:p>
          </table:table-cell>
          <table:table-cell office:value-type="string" calcext:value-type="string">
            <text:p>02/25/21 13:55</text:p>
          </table:table-cell>
          <table:table-cell table:number-columns-repeated="1637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uperCDMS (1) 8” silicone gasket 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2/23/21 17:13</text:p>
          </table:table-cell>
          <table:table-cell office:value-type="string" calcext:value-type="string">
            <text:p>03/19/21 16:45</text:p>
          </table:table-cell>
          <table:table-cell office:value-type="string" calcext:value-type="string">
            <text:p>03/19/21 18:35</text:p>
          </table:table-cell>
          <table:table-cell table:number-columns-repeated="1637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uperCDMS (1) 8” silicone gasket 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3/19/21 18:12</text:p>
          </table:table-cell>
          <table:table-cell office:value-type="string" calcext:value-type="string">
            <text:p>03/30/21 14:30</text:p>
          </table:table-cell>
          <table:table-cell office:value-type="string" calcext:value-type="string">
            <text:p>03/30/21 16:05</text:p>
          </table:table-cell>
          <table:table-cell table:number-columns-repeated="1637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uperCDMS (1) 8” silicone gasket 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3/30/21 15:50</text:p>
          </table:table-cell>
          <table:table-cell office:value-type="string" calcext:value-type="string">
            <text:p>04/16/21 17:22</text:p>
          </table:table-cell>
          <table:table-cell office:value-type="string" calcext:value-type="string">
            <text:p>04/16/21 18:52</text:p>
          </table:table-cell>
          <table:table-cell table:number-columns-repeated="1637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uperCDMS (2) 8” silicone gasket 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4/29/21 15:37</text:p>
          </table:table-cell>
          <table:table-cell office:value-type="string" calcext:value-type="string">
            <text:p>05/18/21 13:50</text:p>
          </table:table-cell>
          <table:table-cell office:value-type="string" calcext:value-type="string">
            <text:p>05/18/21 15:35</text:p>
          </table:table-cell>
          <table:table-cell table:number-columns-repeated="1637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uperCDMS (2) 8” silicone gasket 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5/18/21 15:15</text:p>
          </table:table-cell>
          <table:table-cell office:value-type="string" calcext:value-type="string">
            <text:p>06/15/21 15:57</text:p>
          </table:table-cell>
          <table:table-cell office:value-type="string" calcext:value-type="string">
            <text:p>06/15/21 17:45</text:p>
          </table:table-cell>
          <table:table-cell table:number-columns-repeated="1637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uperCDMS (3) 8” silicone gasket 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7/29/21 15:05</text:p>
          </table:table-cell>
          <table:table-cell office:value-type="string" calcext:value-type="string">
            <text:p>08/06/21 14:50</text:p>
          </table:table-cell>
          <table:table-cell office:value-type="string" calcext:value-type="string">
            <text:p>08/06/21 16:30</text:p>
          </table:table-cell>
          <table:table-cell table:number-columns-repeated="1637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uperCDMS (3) 8” silicone gasket 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8/06/21 16:20</text:p>
          </table:table-cell>
          <table:table-cell office:value-type="string" calcext:value-type="string">
            <text:p>08/20/21 14:15</text:p>
          </table:table-cell>
          <table:table-cell office:value-type="string" calcext:value-type="string">
            <text:p>08/20/21 15:50</text:p>
          </table:table-cell>
          <table:table-cell table:number-columns-repeated="1637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uperCDMS (3) 8” silicone gasket 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8/20/21 15:35</text:p>
          </table:table-cell>
          <table:table-cell office:value-type="string" calcext:value-type="string">
            <text:p>09/01/21 17:40</text:p>
          </table:table-cell>
          <table:table-cell office:value-type="string" calcext:value-type="string">
            <text:p>09/01/21 19:20</text:p>
          </table:table-cell>
          <table:table-cell table:number-columns-repeated="1637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uperCDMS (3) 8” silicone gasket 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9/01/21 19:07</text:p>
          </table:table-cell>
          <table:table-cell office:value-type="string" calcext:value-type="string">
            <text:p>09/17/21 14:53</text:p>
          </table:table-cell>
          <table:table-cell office:value-type="string" calcext:value-type="string">
            <text:p>09/17/21 16:30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3:49:54.126278309</meta:creation-date>
    <dc:date>2023-09-07T13:57:24.438692900</dc:date>
    <meta:editing-duration>PT7M30S</meta:editing-duration>
    <meta:editing-cycles>1</meta:editing-cycles>
    <meta:document-statistic meta:table-count="1" meta:cell-count="66" meta:object-count="0"/>
    <meta:generator>LibreOffice/7.6.0.3$Linux_X86_64 LibreOffice_project/60$Build-3</meta:generator>
  </office:meta>
</office:document-meta>
</file>